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table:formula="of:=&quot;(&quot;&amp;[.D2]&amp;&quot;,&quot;&amp;[.E2]&amp;&quot;]&quot;" office:value-type="string" office:string-value="(0,34]" calcext:value-type="string">
            <text:p>(0,34]</text:p>
          </table:table-cell>
          <table:table-cell office:value-type="string" calcext:value-type="string">
            <text:p>Less than 35 ye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&quot;(&quot;&amp;[.D3]&amp;&quot;,&quot;&amp;[.E3]&amp;&quot;]&quot;" office:value-type="string" office:string-value="(35,44]" calcext:value-type="string">
            <text:p>(35,44]</text:p>
          </table:table-cell>
          <table:table-cell office:value-type="string" calcext:value-type="string">
            <text:p>35 to 44 years</text:p>
          </table:table-cell>
          <table:table-cell/>
          <table:table-cell table:formula="of:=[.E2]+1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&quot;(&quot;&amp;[.D4]&amp;&quot;,&quot;&amp;[.E4]&amp;&quot;]&quot;" office:value-type="string" office:string-value="(45,54]" calcext:value-type="string">
            <text:p>(45,54]</text:p>
          </table:table-cell>
          <table:table-cell office:value-type="string" calcext:value-type="string">
            <text:p>45 to 54 years</text:p>
          </table:table-cell>
          <table:table-cell/>
          <table:table-cell table:formula="of:=[.E3]+1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&quot;(&quot;&amp;[.D5]&amp;&quot;,&quot;&amp;[.E5]&amp;&quot;]&quot;" office:value-type="string" office:string-value="(55,64]" calcext:value-type="string">
            <text:p>(55,64]</text:p>
          </table:table-cell>
          <table:table-cell office:value-type="string" calcext:value-type="string">
            <text:p>55 to 64 years</text:p>
          </table:table-cell>
          <table:table-cell/>
          <table:table-cell table:formula="of:=[.E4]+1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&quot;(&quot;&amp;[.D6]&amp;&quot;,&quot;&amp;[.E6]&amp;&quot;]&quot;" office:value-type="string" office:string-value="(65,69]" calcext:value-type="string">
            <text:p>(65,69]</text:p>
          </table:table-cell>
          <table:table-cell office:value-type="string" calcext:value-type="string">
            <text:p>.65 to 69 years</text:p>
          </table:table-cell>
          <table:table-cell/>
          <table:table-cell table:formula="of:=[.E5]+1"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&quot;(&quot;&amp;[.D7]&amp;&quot;,&quot;&amp;[.E7]&amp;&quot;]&quot;" office:value-type="string" office:string-value="(70,74]" calcext:value-type="string">
            <text:p>(70,74]</text:p>
          </table:table-cell>
          <table:table-cell office:value-type="string" calcext:value-type="string">
            <text:p>.70 to 74 years</text:p>
          </table:table-cell>
          <table:table-cell/>
          <table:table-cell table:formula="of:=[.E6]+1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&quot;(&quot;&amp;[.D8]&amp;&quot;,&quot;&amp;[.E8]&amp;&quot;]&quot;" office:value-type="string" office:string-value="(75,200]" calcext:value-type="string">
            <text:p>(75,200]</text:p>
          </table:table-cell>
          <table:table-cell office:value-type="string" calcext:value-type="string">
            <text:p>.75 and over</text:p>
          </table:table-cell>
          <table:table-cell/>
          <table:table-cell table:formula="of:=[.E7]+1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2:59:36.444006509</meta:creation-date>
    <dc:date>2019-01-07T03:02:14.145384997</dc:date>
    <meta:editing-duration>PT2M37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